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 manifest:full-path="Pictures/2000023600002305000012CD107AE5F9.wmf"/>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list-style-name="L4">
      <style:graphic-properties draw:fill-color="#ffffff" draw:auto-grow-height="true" fo:min-height="3.506cm"/>
    </style:style>
    <style:style style:name="pr2" style:family="presentation" style:parent-style-name="prs-strategy-subtitle">
      <style:graphic-properties draw:fill-color="#ffffff" draw:auto-grow-height="true" fo:min-height="3.152cm"/>
    </style:style>
    <style:style style:name="pr3" style:family="presentation" style:parent-style-name="prs-strategy-subtitle">
      <style:graphic-properties draw:fill-color="#ffffff" draw:auto-grow-height="true" fo:min-height="2.136cm"/>
    </style:style>
    <style:style style:name="pr4" style:family="presentation" style:parent-style-name="prs-strategy-notes">
      <style:graphic-properties draw:fill-color="#ffffff" draw:auto-grow-height="true" fo:min-height="11.409cm"/>
    </style:style>
    <style:style style:name="pr5" style:family="presentation" style:parent-style-name="prs-strategy-title">
      <style:graphic-properties fo:min-height="3.506cm"/>
    </style:style>
    <style:style style:name="pr6" style:family="presentation" style:parent-style-name="prs-strategy-outline1">
      <style:graphic-properties draw:stroke="none" draw:fill="none" fo:min-height="13.23cm"/>
    </style:style>
    <style:style style:name="pr7" style:family="presentation" style:parent-style-name="prs-strategy-notes">
      <style:graphic-properties draw:fill-color="#ffffff" fo:min-height="11.409cm"/>
    </style:style>
    <style:style style:name="pr8" style:family="presentation" style:parent-style-name="prs-strategy-title" style:list-style-name="L4">
      <style:graphic-properties draw:fill-color="#ffffff" draw:auto-grow-height="true" fo:min-height="3.506cm"/>
    </style:style>
    <style:style style:name="pr9" style:family="presentation" style:parent-style-name="prs-strategy-outline1">
      <style:graphic-properties draw:fill-color="#ffffff" draw:auto-grow-height="true" fo:min-height="13.485cm"/>
    </style:style>
    <style:style style:name="pr10" style:family="presentation" style:parent-style-name="prs-strategy-title" style:list-style-name="L4">
      <style:graphic-properties draw:fill-color="#ffffff" draw:auto-grow-height="true" fo:min-height="3.506cm"/>
    </style:style>
    <style:style style:name="pr11" style:family="presentation" style:parent-style-name="prs-strategy-outline1">
      <style:graphic-properties draw:fill-color="#ffffff" fo:min-height="13.231cm"/>
    </style:style>
    <style:style style:name="pr12" style:family="presentation" style:parent-style-name="prs-strategy-title" style:list-style-name="L4">
      <style:graphic-properties draw:fill-color="#ffffff" draw:auto-grow-height="true" fo:min-height="3.506cm"/>
    </style:style>
    <style:style style:name="pr13" style:family="presentation" style:parent-style-name="prs-strategy-title" style:list-style-name="L4">
      <style:graphic-properties draw:fill-color="#ffffff" draw:auto-grow-height="true" fo:min-height="3.506cm"/>
    </style:style>
    <style:style style:name="pr14" style:family="presentation" style:parent-style-name="prs-strategy-outline1">
      <style:graphic-properties draw:fill-color="#ffffff" draw:auto-grow-height="true" fo:min-height="13.231cm"/>
    </style:style>
    <style:style style:name="pr15" style:family="presentation" style:parent-style-name="prs-strategy-title" style:list-style-name="L4">
      <style:graphic-properties draw:fill-color="#ffffff" draw:auto-grow-height="true" fo:min-height="3.506cm"/>
    </style:style>
    <style:style style:name="pr16" style:family="presentation" style:parent-style-name="prs-strategy-title" style:list-style-name="L4">
      <style:graphic-properties draw:fill-color="#ffffff" draw:auto-grow-height="true" fo:min-height="3.506cm"/>
    </style:style>
    <style:style style:name="P1" style:family="paragraph">
      <style:paragraph-properties fo:text-align="center"/>
      <style:text-properties fo:color="#ffffff" fo:font-family="OpenSans, Arial" style:font-family-generic="swiss" fo:font-size="18pt" fo:font-style="normal" style:text-underline-style="solid" style:text-underline-width="auto" style:text-underline-color="font-color" fo:font-weight="bold" style:font-family-asian="Arial" style:font-family-generic-asian="swiss" style:font-pitch-asian="variable" style:font-size-asian="18pt" style:font-style-asian="normal" style:font-weight-asian="bold" style:font-style-complex="normal" style:font-weight-complex="bold"/>
    </style:style>
    <style:style style:name="P2" style:family="paragraph">
      <style:paragraph-properties fo:margin-left="0.6cm" fo:margin-right="0cm" fo:text-indent="-1cm"/>
      <style:text-properties fo:color="#ffffff" fo:font-style="normal" style:text-underline-style="solid" style:text-underline-width="auto" style:text-underline-color="font-color" style:font-style-asian="normal" style:font-style-complex="normal"/>
    </style:style>
    <style:style style:name="P3" style:family="paragraph">
      <style:paragraph-properties fo:margin-left="0.6cm" fo:margin-right="0cm" fo:text-indent="-0.6cm"/>
    </style:style>
    <style:style style:name="P4" style:family="paragraph">
      <style:text-properties fo:font-size="24pt"/>
    </style:style>
    <style:style style:name="P5" style:family="paragraph">
      <style:paragraph-properties fo:margin-left="0.6cm" fo:margin-right="0cm" fo:text-indent="-1cm"/>
    </style:style>
    <style:style style:name="P6" style:family="paragraph">
      <style:paragraph-properties fo:margin-left="1.4cm" fo:margin-right="0cm" fo:text-align="justify" fo:text-indent="-1.2cm"/>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hyphenate="true"/>
    </style:style>
    <style:style style:name="P9" style:family="paragraph">
      <style:paragraph-properties fo:margin-left="0cm" fo:margin-right="0cm" fo:text-indent="0cm"/>
    </style:style>
    <style:style style:name="P10" style:family="paragraph">
      <style:paragraph-properties fo:margin-left="1.4cm" fo:margin-right="0cm" fo:text-indent="-1.2cm"/>
    </style:style>
    <style:style style:name="T1" style:family="text">
      <style:text-properties fo:color="#ffffff" style:text-outline="false" style:text-line-through-style="none" fo:font-family="OpenSans, Arial" style:font-family-generic="swiss" fo:font-size="28pt" fo:font-style="normal" fo:text-shadow="none" style:text-underline-style="solid" style:text-underline-width="auto" style:text-underline-color="font-color" fo:font-weight="bold" style:font-family-asian="Arial" style:font-family-generic-asian="swiss" style:font-pitch-asian="variable" style:font-size-asian="28pt" style:font-style-asian="normal" style:font-weight-asian="bold" style:font-size-complex="40pt" style:font-style-complex="normal" style:font-weight-complex="bold"/>
    </style:style>
    <style:style style:name="T2" style:family="text">
      <style:text-properties fo:font-size="20pt" style:font-size-asian="20pt" style:font-size-complex="2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draw:frame presentation:style-name="pr1" draw:text-style-name="P2" draw:layer="layout" svg:width="23.911cm" svg:height="3.506cm" svg:x="2.251cm" svg:y="6.858cm" presentation:class="title" presentation:user-transformed="true">
          <draw:text-box>
            <text:p text:style-name="P1"><text:span text:style-name="T1">Mumbai Reallocation Problem</text:span></text:p>
          </draw:text-box>
        </draw:frame>
        <draw:frame presentation:style-name="pr2" draw:text-style-name="P3" draw:layer="layout" svg:width="20.729cm" svg:height="3.152cm" svg:x="7.465cm" svg:y="8.532cm" presentation:class="subtitle" presentation:user-transformed="true">
          <draw:text-box>
            <text:p><text:span text:style-name="T2">A Battle of Neighbourhood Challenge by IBM in Coursera</text:span></text:p>
          </draw:text-box>
        </draw:frame>
        <draw:frame presentation:style-name="pr3" draw:text-style-name="P3" draw:layer="layout" svg:width="9.652cm" svg:height="2.136cm" svg:x="13.97cm" svg:y="17.78cm">
          <draw:text-box>
            <text:p><text:span text:style-name="T2">Author: Vijender Singh</text:span></text:p>
          </draw:text-box>
        </draw:frame>
        <presentation:notes draw:style-name="dp2">
          <draw:page-thumbnail draw:style-name="gr1" draw:layer="layout" svg:width="13.705cm" svg:height="10.279cm" svg:x="3.647cm" svg:y="2.853cm" draw:page-number="1" presentation:class="page"/>
          <draw:frame presentation:style-name="pr4"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2T1">
        <draw:frame presentation:style-name="pr5" draw:layer="layout" svg:width="23.911cm" svg:height="3.506cm" svg:x="2.058cm" svg:y="0.325cm" presentation:class="title">
          <draw:text-box>
            <text:p>Table of Content</text:p>
          </draw:text-box>
        </draw:frame>
        <draw:frame presentation:style-name="pr6" draw:layer="layout" svg:width="23.548cm" svg:height="13.23cm" svg:x="3.023cm" svg:y="6.178cm" presentation:class="outline" presentation:user-transformed="true">
          <draw:text-box>
            <text:list text:style-name="L3">
              <text:list-item>
                <text:p>Introdution</text:p>
              </text:list-item>
              <text:list-item>
                <text:p>Customer Wishes</text:p>
              </text:list-item>
              <text:list-item>
                <text:p>Fulfilling Customer Needs</text:p>
              </text:list-item>
              <text:list-item>
                <text:p>Analysis</text:p>
              </text:list-item>
              <text:list-item>
                <text:p>Strengths and Advantages</text:p>
              </text:list-item>
              <text:list-item>
                <text:p>Next Steps of Action</text:p>
              </text:list-item>
            </text:list>
          </draw:text-box>
        </draw:frame>
        <presentation:notes draw:style-name="dp2">
          <draw:page-thumbnail draw:style-name="gr1" draw:layer="layout" svg:width="13.705cm" svg:height="10.279cm" svg:x="3.647cm" svg:y="2.853cm" draw:page-number="2" presentation:class="page"/>
          <draw:frame presentation:style-name="pr7" draw:text-style-name="P4" draw:layer="layout" svg:width="14.517cm" svg:height="11.409cm" svg:x="3.249cm" svg:y="14.13cm" presentation:class="notes" presentation:placeholder="true">
            <draw:text-box/>
          </draw:frame>
        </presentation:notes>
      </draw:page>
      <draw:page draw:name="Long-term Goal" draw:style-name="dp1" draw:master-page-name="prs-strategy" presentation:presentation-page-layout-name="AL2T1">
        <draw:frame presentation:style-name="pr8" draw:text-style-name="P5" draw:layer="layout" svg:width="23.911cm" svg:height="3.506cm" svg:x="2.058cm" svg:y="0.325cm" presentation:class="title">
          <draw:text-box draw:corner-radius="0.003cm">
            <text:p text:style-name="P5">Introduction</text:p>
          </draw:text-box>
        </draw:frame>
        <draw:frame presentation:style-name="pr9" draw:text-style-name="P6" draw:layer="layout" svg:width="23.622cm" svg:height="13.485cm" svg:x="1.27cm" svg:y="4.041cm" presentation:class="outline" presentation:user-transformed="true">
          <draw:text-box draw:corner-radius="0.003cm">
            <text:p text:style-name="P6"><text:s text:c="4"/>This report is for the final course of the Data Science Specialization. A 9-courses series created by IBM, hosted on Coursera platform. The problem and the analysis approach can be designed with available data, with a requirement of leveraging the Foursquare location data to explore or compare neighborhoods or cities of your choice or to come up with a problem that you can use the Foursquare location data to solve.</text:p>
            <text:p text:style-name="P6"/>
            <text:p text:style-name="P6"/>
          </draw:text-box>
        </draw:frame>
        <presentation:notes draw:style-name="dp2">
          <draw:page-thumbnail draw:style-name="gr1" draw:layer="layout" svg:width="13.705cm" svg:height="10.279cm" svg:x="3.647cm" svg:y="2.853cm" draw:page-number="3" presentation:class="page"/>
          <draw:frame presentation:style-name="pr4" draw:layer="layout" svg:width="14.517cm" svg:height="11.409cm" svg:x="3.249cm" svg:y="14.13cm" presentation:class="notes" presentation:placeholder="true">
            <draw:text-box/>
          </draw:frame>
        </presentation:notes>
      </draw:page>
      <draw:page draw:name="Customer Wishes" draw:style-name="dp1" draw:master-page-name="prs-strategy" presentation:presentation-page-layout-name="AL2T1">
        <draw:frame presentation:style-name="pr10" draw:text-style-name="P5" draw:layer="layout" svg:width="23.911cm" svg:height="3.506cm" svg:x="2.058cm" svg:y="0.325cm" presentation:class="title">
          <draw:text-box draw:corner-radius="0.016cm">
            <text:p text:style-name="P5">Customer Wishes</text:p>
          </draw:text-box>
        </draw:frame>
        <draw:frame presentation:style-name="pr11" draw:text-style-name="P8" draw:layer="layout" svg:width="23.384cm" svg:height="13.231cm" svg:x="2.585cm" svg:y="5.838cm" presentation:class="outline" presentation:user-transformed="true">
          <draw:text-box draw:corner-radius="0.016cm">
            <text:list text:style-name="L3">
              <text:list-item>
                <text:p text:style-name="P7">Describe customer needs and wishes?</text:p>
                <text:p text:style-name="P7"/>
                <text:p text:style-name="P7">As a customer he is reallocating to a new place which in our scherio is Mumbai. He wants to get the best location with all resources availbility.</text:p>
                <text:p text:style-name="P7"/>
              </text:list-item>
              <text:list-item>
                <text:p text:style-name="P7">Explain the requirements?</text:p>
                <text:p text:style-name="P7"/>
                <text:p text:style-name="P7">The first most important is the location to which he is getting shift and what kind of things is important like for some person pub is not important but for the other it is.</text:p>
              </text:list-item>
            </text:list>
          </draw:text-box>
        </draw:frame>
        <presentation:notes draw:style-name="dp2">
          <draw:page-thumbnail draw:style-name="gr1" draw:layer="layout" svg:width="13.705cm" svg:height="10.279cm" svg:x="3.647cm" svg:y="2.853cm" draw:page-number="4" presentation:class="page"/>
          <draw:frame presentation:style-name="pr4" draw:layer="layout" svg:width="14.517cm" svg:height="11.409cm" svg:x="3.249cm" svg:y="14.13cm" presentation:class="notes" presentation:placeholder="true">
            <draw:text-box/>
          </draw:frame>
        </presentation:notes>
      </draw:page>
      <draw:page draw:name="Fulfilling Customer Needs" draw:style-name="dp1" draw:master-page-name="prs-strategy" presentation:presentation-page-layout-name="AL2T1">
        <draw:frame presentation:style-name="pr12" draw:text-style-name="P5" draw:layer="layout" svg:width="23.911cm" svg:height="3.506cm" svg:x="2.058cm" svg:y="0.325cm" presentation:class="title">
          <draw:text-box draw:corner-radius="0.032cm">
            <text:p text:style-name="P5">Fulfilling Customer Needs</text:p>
          </draw:text-box>
        </draw:frame>
        <draw:frame presentation:style-name="pr11" draw:text-style-name="P8" draw:layer="layout" svg:width="23.384cm" svg:height="13.231cm" svg:x="2.585cm" svg:y="5.838cm" presentation:class="outline" presentation:user-transformed="true">
          <draw:text-box>
            <text:list text:style-name="L3">
              <text:list-item>
                <text:p text:style-name="P7">Describe the main attributes of the product</text:p>
                <text:p text:style-name="P7"/>
                <text:p text:style-name="P7">As per the customer he will recommend some locations which he can prefer as per his views and priority.</text:p>
                <text:p text:style-name="P7"/>
              </text:list-item>
              <text:list-item>
                <text:p text:style-name="P7">Link the product attributes to customer needs</text:p>
                <text:p text:style-name="P7"/>
                <text:p text:style-name="P7">Attributes in our case is the visiting place, Historical Places, beach, pub etc.</text:p>
              </text:list-item>
            </text:list>
          </draw:text-box>
        </draw:frame>
        <presentation:notes draw:style-name="dp2">
          <draw:page-thumbnail draw:style-name="gr1" draw:layer="layout" svg:width="13.705cm" svg:height="10.279cm" svg:x="3.647cm" svg:y="2.853cm" draw:page-number="5" presentation:class="page"/>
          <draw:frame presentation:style-name="pr4" draw:layer="layout" svg:width="14.517cm" svg:height="11.409cm" svg:x="3.249cm" svg:y="14.13cm" presentation:class="notes" presentation:placeholder="true">
            <draw:text-box/>
          </draw:frame>
        </presentation:notes>
      </draw:page>
      <draw:page draw:name="Cost Analysis" draw:style-name="dp1" draw:master-page-name="prs-strategy" presentation:presentation-page-layout-name="AL2T1">
        <draw:frame presentation:style-name="pr13" draw:text-style-name="P5" draw:layer="layout" svg:width="23.911cm" svg:height="3.506cm" svg:x="2.058cm" svg:y="0.325cm" presentation:class="title">
          <draw:text-box>
            <text:p text:style-name="P5">Analysis</text:p>
          </draw:text-box>
        </draw:frame>
        <draw:frame presentation:style-name="pr14" draw:text-style-name="P10" draw:layer="layout" svg:width="23.384cm" svg:height="13.231cm" svg:x="2.285cm" svg:y="5.938cm" presentation:class="outline" presentation:user-transformed="true">
          <draw:text-box>
            <text:list text:style-name="L3">
              <text:list-item>
                <text:p text:style-name="P9">Indicate the financial advantages for the customer</text:p>
                <text:p text:style-name="P9"/>
                <text:p text:style-name="P9">No financial amount is required the service will be free in intial level and for more premium queries then they can go for FourSquare Premium call service.</text:p>
                <text:p text:style-name="P9"/>
              </text:list-item>
              <text:list-item>
                <text:p text:style-name="P9">Compare quality and price with those of the competition</text:p>
                <text:p text:style-name="P9"/>
                <text:p text:style-name="P9">Already there are some vendor or contractors who does the job of allocating to a new location but with a large brokerage.</text:p>
                <text:p text:style-name="P9"/>
              </text:list-item>
            </text:list>
          </draw:text-box>
        </draw:frame>
        <presentation:notes draw:style-name="dp2">
          <draw:page-thumbnail draw:style-name="gr1" draw:layer="layout" svg:width="13.705cm" svg:height="10.279cm" svg:x="3.647cm" svg:y="2.853cm" draw:page-number="6" presentation:class="page"/>
          <draw:frame presentation:style-name="pr4" draw:layer="layout" svg:width="14.517cm" svg:height="11.409cm" svg:x="3.249cm" svg:y="14.13cm" presentation:class="notes" presentation:placeholder="true">
            <draw:text-box/>
          </draw:frame>
        </presentation:notes>
      </draw:page>
      <draw:page draw:name="Strengths and Advantages" draw:style-name="dp1" draw:master-page-name="prs-strategy" presentation:presentation-page-layout-name="AL2T1">
        <draw:frame presentation:style-name="pr15" draw:text-style-name="P5" draw:layer="layout" svg:width="23.911cm" svg:height="3.506cm" svg:x="2.058cm" svg:y="0.325cm" presentation:class="title">
          <draw:text-box>
            <text:p text:style-name="P5">Strengths and Advantages</text:p>
          </draw:text-box>
        </draw:frame>
        <draw:frame presentation:style-name="pr11" draw:text-style-name="P8" draw:layer="layout" svg:width="23.384cm" svg:height="13.231cm" svg:x="2.585cm" svg:y="5.838cm" presentation:class="outline" presentation:user-transformed="true">
          <draw:text-box>
            <text:list text:style-name="L3">
              <text:list-item>
                <text:p text:style-name="P7">Summarize the special features and advantages of the product being introduced</text:p>
                <text:p text:style-name="P7"/>
                <text:p text:style-name="P7">Data of major cities like New york or other country is avaiable but cities like Mumbai the technology is not that updated. So custom data has been collected with research.</text:p>
              </text:list-item>
            </text:list>
          </draw:text-box>
        </draw:frame>
        <presentation:notes draw:style-name="dp2">
          <draw:page-thumbnail draw:style-name="gr1" draw:layer="layout" svg:width="13.705cm" svg:height="10.279cm" svg:x="3.647cm" svg:y="2.853cm" draw:page-number="7" presentation:class="page"/>
          <draw:frame presentation:style-name="pr4" draw:layer="layout" svg:width="14.517cm" svg:height="11.409cm" svg:x="3.249cm" svg:y="14.13cm" presentation:class="notes" presentation:placeholder="true">
            <draw:text-box/>
          </draw:frame>
        </presentation:notes>
      </draw:page>
      <draw:page draw:name="Next Steps of Action" draw:style-name="dp1" draw:master-page-name="prs-strategy" presentation:presentation-page-layout-name="AL2T1">
        <draw:frame presentation:style-name="pr16" draw:text-style-name="P5" draw:layer="layout" svg:width="23.911cm" svg:height="3.506cm" svg:x="2.058cm" svg:y="0.325cm" presentation:class="title">
          <draw:text-box>
            <text:p text:style-name="P5">Next Steps of Action</text:p>
          </draw:text-box>
        </draw:frame>
        <draw:frame presentation:style-name="pr11" draw:text-style-name="P8" draw:layer="layout" svg:width="23.384cm" svg:height="13.231cm" svg:x="2.585cm" svg:y="5.838cm" presentation:class="outline" presentation:user-transformed="true">
          <draw:text-box>
            <text:list text:style-name="L3">
              <text:list-item>
                <text:p text:style-name="P7">Explain the steps that now need to be taken</text:p>
                <text:p text:style-name="P7"/>
                <text:p text:style-name="P7">Going forward the concept of advance query with comments on location can be trached down by FourSquare Premium call which will show reviews or comment of customers</text:p>
              </text:list-item>
            </text:list>
          </draw:text-box>
        </draw:frame>
        <presentation:notes draw:style-name="dp2">
          <draw:page-thumbnail draw:style-name="gr1" draw:layer="layout" svg:width="13.705cm" svg:height="10.279cm" svg:x="3.647cm" svg:y="2.853cm" draw:page-number="8" presentation:class="page"/>
          <draw:frame presentation:style-name="pr4"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ist_20_Paragraph" style:display-name="List Paragraph" style:family="graphic">
      <style:paragraph-properties fo:margin-left="2.24cm" fo:margin-right="0cm" fo:text-indent="0cm" style:text-autospace="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prs-strategy" style:page-layout-name="PM1" draw:style-name="Mdp2">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Introducing a New Product</dc:title>
    <dc:description>General introduction of a new product taking customer wishes into account</dc:description>
    <meta:creation-date>2019-02-26T16:39:27.41</meta:creation-date>
    <dc:language>en-US</dc:language>
    <meta:editing-cycles>3</meta:editing-cycles>
    <meta:editing-duration>PT19M38S</meta:editing-duration>
    <dc:date>2019-02-26T16:58:41.67</dc:date>
    <meta:document-statistic meta:object-count="47"/>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office:meta>
</office:document-meta>
</file>